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e09e" officeooo:paragraph-rsid="0007e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ípios básicos XP</text:p>
      <text:p text:style-name="P1">obter do cliente quanto antes um retorno do cliente, não construir complexidades desnecessária, mudanças inevitáveis, que vão substituir ou mudar com o tempo,</text:p>
      <text:p text:style-name="P1"/>
      <text:p text:style-name="P1"/>
      <text:p text:style-name="P1">planejamento: semanalmente tem um planejamento, onde clientes e desenvolvedores reúnem para ver melhorias, e falhas, e tem como jogo de planejamento ou planning game, esse trabalho e bom pois o cliente acompanha o processo.</text:p>
      <text:p text:style-name="P1"/>
      <text:p text:style-name="P1">Fases pequenas: liberação de pequenas partes do programa para o cliente ir comprando e ir testando.</text:p>
      <text:p text:style-name="P1"/>
      <text:p text:style-name="P1"/>
      <text:p text:style-name="P1">Método metáforas: e a forma mais simplificadas de passar pro cliente a situação, pois o cliente não entende algumas técnicas da programação e tem dificuldades intendê-la.</text:p>
      <text:p text:style-name="P1"/>
      <text:p text:style-name="P1">Conclusão, tempo de entrega estimado de uma semana, e coletado requisitos para o trabalho, e semanalmente novos requisitos são priorizados, de acordo com o processo de produção de software, ele também tem grandes chances de sucesso, mas não garante o tal.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1:14:27.764288307</meta:creation-date>
    <dc:date>2019-06-17T21:27:17.564184522</dc:date>
    <meta:editing-duration>PT1M9S</meta:editing-duration>
    <meta:editing-cycles>1</meta:editing-cycles>
    <meta:document-statistic meta:table-count="0" meta:image-count="0" meta:object-count="0" meta:page-count="1" meta:paragraph-count="7" meta:word-count="143" meta:character-count="928" meta:non-whitespace-character-count="789"/>
    <meta:generator>LibreOffice/5.2.7.2$Linux_X86_64 LibreOffice_project/20m0$Build-2</meta:generator>
  </office:meta>
</office:document-meta>
</file>